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/>
    <style:font-face style:name="Times" svg:font-family="Times"/>
    <style:font-face style:name="Verdana" svg:font-family="Verdana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style:contextual-spacing="false"/>
      <style:text-properties fo:color="#000000" style:font-name="Times" fo:font-size="7.5pt" fo:background-color="#ffffff"/>
    </style:style>
    <style:style style:name="P2" style:family="paragraph" style:parent-style-name="Standard">
      <style:paragraph-properties fo:margin-top="0cm" fo:margin-bottom="0.494cm" style:contextual-spacing="false"/>
      <style:text-properties style:font-name="Times" fo:font-size="7.5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weight="bold" officeooo:rsid="0003065d"/>
    </style:style>
    <style:style style:name="T4" style:family="text">
      <style:text-properties fo:font-weight="bold"/>
    </style:style>
    <style:style style:name="T5" style:family="text">
      <style:text-properties fo:font-weight="bold" officeooo:rsid="0004cc8c" style:font-weight-asian="bold" style:font-weight-complex="bold"/>
    </style:style>
    <style:style style:name="T6" style:family="text">
      <style:text-properties style:font-name="Verdana" fo:font-size="10pt"/>
    </style:style>
    <style:style style:name="T7" style:family="text">
      <style:text-properties style:font-name="Lucida Grande"/>
    </style:style>
    <style:style style:name="T8" style:family="text">
      <style:text-properties style:font-name="Lucida Grande" fo:font-weight="bold"/>
    </style:style>
    <style:style style:name="T9" style:family="text">
      <style:text-properties fo:color="#0000ff" style:text-underline-style="solid" style:text-underline-width="auto" style:text-underline-color="#0000ff"/>
    </style:style>
    <style:style style:name="T10" style:family="text">
      <style:text-properties fo:color="#0000ff" style:text-underline-style="solid" style:text-underline-width="auto" style:text-underline-color="#0000ff" officeooo:rsid="0003065d"/>
    </style:style>
    <style:style style:name="T11" style:family="text">
      <style:text-properties officeooo:rsid="0003065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4cc8c" style:font-weight-asian="normal" style:font-weight-complex="normal"/>
    </style:style>
    <style:style style:name="T14" style:family="text">
      <style:text-properties officeooo:rsid="0004c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tat for bygg og eiendom</text:span><text:span text:style-name="T1"> </text:span><text:span text:style-name="T2">(</text:span><text:span text:style-name="T3">EBE</text:span><text:span text:style-name="T2">)</text:span><text:span text:style-name="T1"> </text:span>er først og fremst en tjenesteyter for andre kommunale instanser, men vi er også kontaktpunktet for byens borgere når det gjelder spørsmål i saker hvor kommunen er grunneier.  Vi forestår også salg/utleie av kommunale eiendommer.</text:p>
      <text:p text:style-name="P1">Kommunens eiendomsvirksomhet var tidligere organisert i et kommunalt foretak, <text:span text:style-name="T4">Bergen bygg og eiendom KF</text:span>. Dette ble avviklet 31.12.06, og virksomheten er videreført i <text:span text:style-name="T4">Bergen kommunale bygg</text:span><text:span text:style-name="T12"> </text:span><text:span text:style-name="T13">og senere </text:span><text:span text:style-name="T5">Etat for bygg og eiendom</text:span>, som er en resultatenhet innenfor Byrådsavdeling for finans, <text:span text:style-name="T14">eiendom og eierskap</text:span>.<text:span text:style-name="T6"> </text:span></text:p>
      <text:p text:style-name="P1">Vår ekspedisjon ligger i 6 etg. i Allehelgens gt. 2  (inngang mellom Nordea og Handelsbanken) og har følgende åpningstider:<text:span text:style-name="T7"><text:line-break/><text:line-break/></text:span>07.45 -15.30 (vintertid)<text:span text:style-name="T7"><text:line-break/></text:span>07.45 -15.00 (sommertid)<text:span text:style-name="T6"> </text:span></text:p>
      <text:p text:style-name="P2"><text:span text:style-name="T4">Telefon</text:span>: 55 56 56 50<text:span text:style-name="T7"><text:line-break/></text:span><text:span text:style-name="T4">Faks</text:span>: 55 56 56 51<text:span text:style-name="T7"><text:line-break/></text:span><text:span text:style-name="T4">E-post</text:span>: <text:a xlink:type="simple" xlink:href="mailto:ebe@bergen.kommune.no"><text:span text:style-name="T10">ebe@bergen.kommune.no</text:span></text:a><text:span text:style-name="T7"><text:line-break/><text:line-break/></text:span>B<text:span text:style-name="T4">esøksadresse:</text:span><text:span text:style-name="T8"><text:line-break/></text:span><text:span text:style-name="T11">Etat for </text:span>bygg <text:span text:style-name="T11">og eiendom</text:span><text:span text:style-name="T7"><text:line-break/></text:span>Allehelgens gate 2<text:span text:style-name="T7"><text:line-break/></text:span>5016 Bergen<text:span text:style-name="T7"><text:line-break/><text:line-break/></text:span><text:span text:style-name="T4">Postadresse:</text:span><text:span text:style-name="T8"><text:line-break/></text:span><text:span text:style-name="T11">Etat for </text:span>bygg <text:span text:style-name="T11">og eiendom</text:span><text:span text:style-name="T7"><text:line-break/></text:span>Postboks 7700<text:span text:style-name="T7"><text:line-break/></text:span>5020 Bergen<text:span text:style-name="T7"><text:line-break/><text:line-break/></text:span><text:span text:style-name="T4">Fakturaadresse</text:span>:<text:span text:style-name="T7"><text:line-break/></text:span>Bergen kommune<text:span text:style-name="T7"><text:line-break/></text:span>Lønns- og regnskapssenteret<text:span text:style-name="T7"><text:line-break/></text:span>Bergen kommunale bygg<text:span text:style-name="T7"><text:line-break/></text:span>Serviceboks 7880<text:span text:style-name="T7"><text:line-break/></text:span>5020 Bergen<text:span text:style-name="T7"><text:line-break/><text:line-break/></text:span>(NB: Husk ressursnummer og<text:span text:style-name="T7"><text:line-break/></text:span>navn på bestill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"/>
    <style:font-face style:name="Times" svg:font-family="Times"/>
    <style:font-face style:name="Verdana" svg:font-family="Verdana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Bergen kommunale bygg (BKB) er først ...</dc:title>
    <dc:date>2016-03-08T08:08:50.251000000</dc:date>
    <meta:editing-duration>PT1M8S</meta:editing-duration>
    <meta:editing-cycles>2</meta:editing-cycles>
    <meta:document-statistic meta:table-count="0" meta:image-count="0" meta:object-count="0" meta:page-count="1" meta:paragraph-count="4" meta:word-count="163" meta:character-count="1103" meta:non-whitespace-character-count="935"/>
  </office:meta>
</office:document-meta>
</file>